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19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0.834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7.479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7.805cm"/>
    </style:style>
    <style:style style:name="co13" style:family="table-column">
      <style:table-column-properties fo:break-before="auto" style:column-width="8.096cm"/>
    </style:style>
    <style:style style:name="co14" style:family="table-column">
      <style:table-column-properties fo:break-before="auto" style:column-width="8.16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113"/>
    <style:style style:name="ce30" style:family="table-cell" style:parent-style-name="Default" style:data-style-name="N115"/>
    <style:style style:name="ce31" style:family="table-cell" style:parent-style-name="Default" style:data-style-name="N2"/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"/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 style:data-style-name="N114"/>
    <style:style style:name="ce39" style:family="table-cell" style:parent-style-name="Default" style:data-style-name="N4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27"/>
          <table:table-cell table:style-name="ce28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27"/>
          <table:table-cell table:number-columns-repeated="12"/>
        </table:table-row>
        <table:table-row table:style-name="ro2">
          <table:table-cell table:style-name="ce27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2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3" office:value-type="string" calcext:value-type="string">
            <text:p>C0</text:p>
          </table:table-cell>
          <table:table-cell table:style-name="ce33" office:value-type="string" calcext:value-type="string">
            <text:p>C1</text:p>
          </table:table-cell>
          <table:table-cell table:style-name="ce33" office:value-type="string" calcext:value-type="string">
            <text:p>C2</text:p>
          </table:table-cell>
          <table:table-cell table:style-name="ce33" office:value-type="string" calcext:value-type="string">
            <text:p>C3</text:p>
          </table:table-cell>
          <table:table-cell table:style-name="ce33" office:value-type="string" calcext:value-type="string">
            <text:p>C4</text:p>
          </table:table-cell>
          <table:table-cell table:style-name="ce33" office:value-type="string" calcext:value-type="string">
            <text:p>C5</text:p>
          </table:table-cell>
          <table:table-cell table:style-name="ce33" office:value-type="string" calcext:value-type="string">
            <text:p>C6 </text:p>
          </table:table-cell>
          <table:table-cell table:style-name="ce33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27" office:value-type="string" calcext:value-type="string">
            <text:p>S0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27" office:value-type="string" calcext:value-type="string">
            <text:p>S1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27" office:value-type="string" calcext:value-type="string">
            <text:p>S2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8" office:value-type="float" office:value="8" calcext:value-type="float">
            <text:p>8</text:p>
          </table:table-cell>
          <table:table-cell table:style-name="ce34" table:formula="of:=[.G11]+8" office:value-type="float" office:value="16" calcext:value-type="float">
            <text:p>16</text:p>
          </table:table-cell>
          <table:table-cell table:style-name="ce34" table:formula="of:=[.H11]+8" office:value-type="float" office:value="24" calcext:value-type="float">
            <text:p>24</text:p>
          </table:table-cell>
          <table:table-cell table:style-name="ce34" table:formula="of:=[.I11]+8" office:value-type="float" office:value="32" calcext:value-type="float">
            <text:p>32</text:p>
          </table:table-cell>
          <table:table-cell table:style-name="ce34" table:formula="of:=[.J11]+8" office:value-type="float" office:value="40" calcext:value-type="float">
            <text:p>40</text:p>
          </table:table-cell>
          <table:table-cell table:style-name="ce34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27" office:value-type="string" calcext:value-type="string">
            <text:p>Modem</text:p>
          </table:table-cell>
          <table:table-cell table:number-columns-repeated="3"/>
          <table:table-cell table:style-name="ce27" office:value-type="string" calcext:value-type="string">
            <text:p>S3</text:p>
          </table:table-cell>
          <table:table-cell table:style-name="ce34" table:formula="of:=[.F11]+2" office:value-type="float" office:value="2" calcext:value-type="float">
            <text:p>2</text:p>
          </table:table-cell>
          <table:table-cell table:style-name="ce34" table:formula="of:=[.G11]+2" office:value-type="float" office:value="10" calcext:value-type="float">
            <text:p>10</text:p>
          </table:table-cell>
          <table:table-cell table:style-name="ce34" table:formula="of:=[.H11]+2" office:value-type="float" office:value="18" calcext:value-type="float">
            <text:p>18</text:p>
          </table:table-cell>
          <table:table-cell table:style-name="ce34" table:formula="of:=[.I11]+2" office:value-type="float" office:value="26" calcext:value-type="float">
            <text:p>26</text:p>
          </table:table-cell>
          <table:table-cell table:style-name="ce34" table:formula="of:=[.J11]+2" office:value-type="float" office:value="34" calcext:value-type="float">
            <text:p>34</text:p>
          </table:table-cell>
          <table:table-cell table:style-name="ce34" table:formula="of:=[.K11]+2" office:value-type="float" office:value="42" calcext:value-type="float">
            <text:p>42</text:p>
          </table:table-cell>
          <table:table-cell table:style-name="ce34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29" table:formula="of:=1/[.C14]" office:value-type="float" office:value="0.0133333333333333" calcext:value-type="float">
            <text:p>0.013</text:p>
          </table:table-cell>
          <table:table-cell/>
          <table:table-cell table:style-name="ce27" office:value-type="string" calcext:value-type="string">
            <text:p>S4</text:p>
          </table:table-cell>
          <table:table-cell table:style-name="ce34" table:formula="of:=[.F12]+2" office:value-type="float" office:value="4" calcext:value-type="float">
            <text:p>4</text:p>
          </table:table-cell>
          <table:table-cell table:style-name="ce34" table:formula="of:=[.G12]+2" office:value-type="float" office:value="12" calcext:value-type="float">
            <text:p>12</text:p>
          </table:table-cell>
          <table:table-cell table:style-name="ce34" table:formula="of:=[.H12]+2" office:value-type="float" office:value="20" calcext:value-type="float">
            <text:p>20</text:p>
          </table:table-cell>
          <table:table-cell table:style-name="ce34" table:formula="of:=[.I12]+2" office:value-type="float" office:value="28" calcext:value-type="float">
            <text:p>28</text:p>
          </table:table-cell>
          <table:table-cell table:style-name="ce34" table:formula="of:=[.J12]+2" office:value-type="float" office:value="36" calcext:value-type="float">
            <text:p>36</text:p>
          </table:table-cell>
          <table:table-cell table:style-name="ce34" table:formula="of:=[.K12]+2" office:value-type="float" office:value="44" calcext:value-type="float">
            <text:p>44</text:p>
          </table:table-cell>
          <table:table-cell table:style-name="ce34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7" office:value-type="string" calcext:value-type="string">
            <text:p>S5</text:p>
          </table:table-cell>
          <table:table-cell table:style-name="ce34" table:formula="of:=[.F13]+2" office:value-type="float" office:value="6" calcext:value-type="float">
            <text:p>6</text:p>
          </table:table-cell>
          <table:table-cell table:style-name="ce34" table:formula="of:=[.G13]+2" office:value-type="float" office:value="14" calcext:value-type="float">
            <text:p>14</text:p>
          </table:table-cell>
          <table:table-cell table:style-name="ce34" table:formula="of:=[.H13]+2" office:value-type="float" office:value="22" calcext:value-type="float">
            <text:p>22</text:p>
          </table:table-cell>
          <table:table-cell table:style-name="ce34" table:formula="of:=[.I13]+2" office:value-type="float" office:value="30" calcext:value-type="float">
            <text:p>30</text:p>
          </table:table-cell>
          <table:table-cell table:style-name="ce34" table:formula="of:=[.J13]+2" office:value-type="float" office:value="38" calcext:value-type="float">
            <text:p>38</text:p>
          </table:table-cell>
          <table:table-cell table:style-name="ce34" table:formula="of:=[.K13]+2" office:value-type="float" office:value="46" calcext:value-type="float">
            <text:p>46</text:p>
          </table:table-cell>
          <table:table-cell table:style-name="ce34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30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30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30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31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34"/>
        <table:table-column table:style-name="co10" table:default-cell-style-name="ce34"/>
        <table:table-row table:style-name="ro1">
          <table:table-cell table:style-name="ce27"/>
          <table:table-cell table:style-name="ce35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27"/>
          <table:table-cell table:number-columns-repeated="15"/>
        </table:table-row>
        <table:table-row table:style-name="ro2">
          <table:table-cell table:style-name="ce27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2" table:number-columns-spanned="8" table:number-rows-spanned="1"/>
          <table:covered-table-cell table:number-columns-repeated="7" table:style-name="ce27"/>
          <table:table-cell table:style-name="ce33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33" table:number-columns-repeated="11"/>
        </table:table-row>
        <table:table-row table:style-name="ro2" table:number-rows-repeated="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3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29" table:formula="of:=[.C12]*[.C6]" office:value-type="float" office:value="0.16" calcext:value-type="float">
            <text:p>0.160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1]*[.C30]" office:value-type="float" office:value="944.444444444444" calcext:value-type="float">
            <text:p>94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9" table:formula="of:=[.C16]/[.C18]" office:value-type="float" office:value="0.02" calcext:value-type="float">
            <text:p>0.02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9" table:formula="of:=[.C26]-[.C27]" office:value-type="float" office:value="0.018" calcext:value-type="float">
            <text:p>0.018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28]" office:value-type="float" office:value="55.5555555555556" calcext:value-type="float">
            <text:p>55.56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31" table:formula="of:=[.C30]/[.C18]" office:value-type="float" office:value="6.94444444444444" calcext:value-type="float">
            <text:p>6.9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31" office:value-type="float" office:value="4" calcext:value-type="float">
            <text:p>4.0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31" table:formula="of:=[.C31]/[.C32]" office:value-type="float" office:value="1.73611111111111" calcext:value-type="float">
            <text:p>1.7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0]*[.C21]*2" office:value-type="float" office:value="1888.88888888889" calcext:value-type="float">
            <text:p>1888.89</text:p>
          </table:table-cell>
          <table:table-cell/>
          <table:table-cell table:style-name="ce37" office:value-type="string" calcext:value-type="string">
            <text:p>(note, this is rate based on Ts, i.e. after CP removed)</text:p>
          </table:table-cell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31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38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31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</table:table>
      <table:table table:name="ofdm data c0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0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d for ARQ, so small packet, low SNR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88" calcext:value-type="float">
            <text:p>2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2.27272727272727" calcext:value-type="float">
            <text:p>2.27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290.909090909091" calcext:value-type="float">
            <text:p>290.9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181.81818181818" calcext:value-type="float">
            <text:p>2,181.8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745.45454545455" calcext:value-type="float">
            <text:p>1,745.4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7:.C39])+10*LOG10([.C32]/[.C33])" office:value-type="float" office:value="-2.40756021097943" calcext:value-type="float">
            <text:p>-2.4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table table:name="ofdm data c1_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5 (8192,4096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8192" calcext:value-type="float">
            <text:p>81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8208" calcext:value-type="float">
            <text:p>820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104" calcext:value-type="float">
            <text:p>41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4.18" calcext:value-type="float">
            <text:p>4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239234449760766" calcext:value-type="float">
            <text:p>0.2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979.904306220096" calcext:value-type="float">
            <text:p>979.9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7349.28229665072" calcext:value-type="float">
            <text:p>7,349.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5879.42583732058" calcext:value-type="float">
            <text:p>5,879.4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216" calcext:value-type="float">
            <text:p>2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3375" calcext:value-type="float">
            <text:p>3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7:.C39])+10*LOG10([.C32]/[.C33])" office:value-type="float" office:value="2.36365233621719" calcext:value-type="float">
            <text:p>2.36</text:p>
          </table:table-cell>
          <table:table-cell/>
          <table:table-cell office:value-type="string" calcext:value-type="string">
            <text:p>simulation 3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6]+SUM([.C37:.C39])+10*LOG10([.C32]/[.C33])" office:value-type="float" office:value="11.3636523362172" calcext:value-type="float">
            <text:p>11.36</text:p>
          </table:table-cell>
          <table:table-cell/>
          <table:table-cell office:value-type="string" calcext:value-type="string">
            <office:annotation draw:style-name="gr1" draw:text-style-name="P2" svg:width="2.899cm" svg:height="3.756cm" svg:x="16.829cm" svg:y="16.722cm" draw:caption-point-x="-0.61cm" draw:caption-point-y="1.51cm">
              <dc:creator>D</dc:creator>
              <dc:date>2020-06-10T00:00:00</dc:date>
              <text:p text:style-name="P1"><text:span text:style-name="T1">This 2.5dB </text:span><text:span text:style-name="T1">difference </text:span></text:p>
              <text:p text:style-name="P1"><text:span text:style-name="T1">requires </text:span><text:span text:style-name="T1">investigating. <text:s/></text:span><text:span text:style-name="T1">Suspect it’s </text:span><text:span text:style-name="T1">because packet </text:span><text:span text:style-name="T1">is shorter than 2x </text:span><text:span text:style-name="T1">Doppler (fade </text:span><text:span text:style-name="T1">duration)</text:span></text:p>
            </office:annotation>
            <text:p>About 12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1687.5" calcext:value-type="float">
            <text:p>1688</text:p>
          </table:table-cell>
          <table:table-cell table:number-columns-repeated="2"/>
        </table:table-row>
      </table:table>
      <table:table table:name="ofdm data c3_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3 rev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MPP at negative SNRs at about 3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5" calcext:value-type="float">
            <text:p>0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2048" calcext:value-type="float">
            <text:p>20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2088" calcext:value-type="float">
            <text:p>20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1044" calcext:value-type="float">
            <text:p>10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3]/[.C25]" office:value-type="float" office:value="29" calcext:value-type="float">
            <text:p>29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1]" office:value-type="float" office:value="3.19" calcext:value-type="float">
            <text:p>3.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313479623824451" calcext:value-type="float">
            <text:p>0.3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321.003134796238" calcext:value-type="float">
            <text:p>32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2407.52351097179" calcext:value-type="float">
            <text:p>2,407.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1926.01880877743" calcext:value-type="float">
            <text:p>1,926.0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3.01029995663981" calcext:value-type="float">
            <text:p>3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SUM([.C35:.C39])+10*LOG10([.C33]/[.C34])" office:value-type="float" office:value="1.60273974566038" calcext:value-type="float">
            <text:p>1.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562.5" calcext:value-type="float">
            <text:p>563</text:p>
          </table:table-cell>
          <table:table-cell/>
          <table:table-cell office:value-type="string" calcext:value-type="string">
            <text:p>Nice wide RF bandwidth to handle multipath well</text:p>
          </table:table-cell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QAM16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6 DVBS2 cod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 rate</text:p>
          </table:table-cell>
          <table:table-cell table:style-name="ce29" table:formula="of:=[.C6]/[.C8]" office:value-type="float" office:value="0.6" calcext:value-type="float">
            <text:p>0.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3135.48387096774" calcext:value-type="float">
            <text:p>3,135.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3516.1290322581" calcext:value-type="float">
            <text:p>23,516.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8812.9032258065" calcext:value-type="float">
            <text:p>18,812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 (dB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ofdm 700E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p=4, which gives 0.5dB better perf than c1, 100Hz less RF BW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([.C10]+[.C11])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, txt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28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3000" calcext:value-type="float">
            <text:p>30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1.249387366083" calcext:value-type="float">
            <text:p>1.25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54901959985743" calcext:value-type="float">
            <text:p>1.55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Simulated</text:p>
          </table:table-cell>
        </table:table-row>
        <table:table-row table:style-name="ro2">
          <table:table-cell/>
          <table:table-cell office:value-type="string" calcext:value-type="string">
            <text:p>Multipath op point SNR3k (dB) @ 10% PER</text:p>
          </table:table-cell>
          <table:table-cell table:style-name="ce31" office:value-type="float" office:value="8" calcext:value-type="float">
            <text:p>8.00</text:p>
          </table:table-cell>
          <table:table-cell/>
          <table:table-cell office:value-type="string" calcext:value-type="string">
            <text:p>Simulated MPP/MP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1500" calcext:value-type="float">
            <text:p>1500</text:p>
          </table:table-cell>
          <table:table-cell table:number-columns-repeated="2"/>
        </table:table-row>
      </table:table>
      <table:table table:name="ofdm 2020A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2020A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xperimental waveform without FEC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([.C16]+[.C17])*[.C28]" office:value-type="float" office:value="176" calcext:value-type="float">
            <text:p>17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8]+[.C16]+[.C17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1" table:formula="of:=[.C18]/[.C32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21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18]/[.C21]" office:value-type="float" office:value="1955.55555555556" calcext:value-type="float">
            <text:p>1,955.56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9]-1)*[.C30]" office:value-type="float" office:value="88" calcext:value-type="float">
            <text:p>88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1]*[.C28]" office:value-type="float" office:value="176" calcext:value-type="float">
            <text:p>17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34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4]+[.C35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6]*[.C29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30]*[.C33]*[.C28]" office:value-type="float" office:value="3142.85714285714" calcext:value-type="float">
            <text:p>3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out 4% BER uncoded for PSK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41]+10*LOG10([.C28])" office:value-type="float" office:value="5.01029995663981" calcext:value-type="float">
            <text:p>5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9]/([.C29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6]/[.C34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4% BER</text:p>
          </table:table-cell>
          <table:table-cell table:style-name="ce31" table:formula="of:=[.C42]+SUM([.C44:.C46])+10*LOG10([.C39]/[.C40])" office:value-type="float" office:value="7.77287864185393" calcext:value-type="float">
            <text:p>7.77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/>
          <table:table-cell office:value-type="string" calcext:value-type="string">
            <text:p>Multipath op point SNR3k (dB) @ 4% BER</text:p>
          </table:table-cell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0]/[.C34]" office:value-type="float" office:value="1571.42857142857" calcext:value-type="float">
            <text:p>1571</text:p>
          </table:table-cell>
          <table:table-cell/>
          <table:table-cell office:value-type="string" calcext:value-type="string">
            <text:p>Just as wide as 2020 due to high 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number:min-decimal-places="11" number:min-integer-digits="1"/>
    </number:number-style>
    <number:number-style style:name="N111">
      <number:number number:decimal-places="12" number:min-decimal-places="12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15" number:min-decimal-places="15" number:min-integer-digits="1"/>
    </number:number-style>
    <number:number-style style:name="N118">
      <number:number number:decimal-places="16" number:min-decimal-places="1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07:26:56.8312354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21T07:35:29.162637265</meta:creation-date>
    <dc:date>2021-12-29T09:39:07.122450246</dc:date>
    <meta:editing-duration>P3DT17H12M39S</meta:editing-duration>
    <meta:editing-cycles>79</meta:editing-cycles>
    <meta:generator>LibreOffice/7.2.4.1$Linux_X86_64 LibreOffice_project/b8e68b5bf61ce56d972a163ea31a18aecdcd64cd</meta:generator>
    <meta:document-statistic meta:table-count="9" meta:cell-count="767" meta:object-count="0"/>
  </office:meta>
</office:document-meta>
</file>